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Converts the Flow <text:span text:style-name="backtick">Value</text:span> to a JSON string and sends it to the <text:span text:style-name="backtick">result</text:span> output.</text:p>

            
                <text:list xml:id="list_JSONStringify2" text:continue-numbering="true" text:continue-list="list_JSON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Stringify6"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Flow value that will be converted into a JSON string.</text:p>,
                                            <text:list xml:id="list_JSONStringify7" text:continue-numbering="true" text:continue-list="list_JSONStringify6"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he indentation to be used in the generated JSON str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Stringify8" text:continue-numbering="true" text:continue-list="list_JSONStringify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Stringify9" text:continue-numbering="true" text:continue-list="list_JSONStringify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JSONStringify10" text:continue-numbering="true" text:continue-list="list_JSONStringify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JSONStringify11" text:continue-numbering="true" text:continue-list="list_JSONStringify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Stringify12" text:continue-numbering="true" text:continue-list="list_JSONStringify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JSONStringify3" text:continue-numbering="true" text:continue-list="list_JSONStringify2" text:style-name="Outline">
                    <text:list-item>
                        <text:list>
                            <text:list-item>
                                <text:h text:style-name="Heading_20_2" text:outline-level="2">Inputs</text:h>
                            </text:list-item>
                        </text:list>
                    </text:list-item>
                </text:list>

                
                            <text:list xml:id="list_JSONStringify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JSONStringify4" text:continue-numbering="true" text:continue-list="list_JSONStringify3" text:style-name="Outline">
                    <text:list-item>
                        <text:list>
                            <text:list-item>
                                <text:h text:style-name="Heading_20_2" text:outline-level="2">Outputs</text:h>
                            </text:list-item>
                        </text:list>
                    </text:list-item>
                </text:list>

                
                            <text:list xml:id="list_JSONStringify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JSONStringify15"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he constructed JSON string is sent through this output.</text:p>


            
                    <text:list xml:id="list_JSONStringify5" text:continue-numbering="true" text:continue-list="list_JSONStringify4" text:style-name="Outline">
                        <text:list-item>
                            <text:list>
                                <text:list-item>
                                    <text:h text:style-name="Heading_20_2" text:outline-level="2">Examples</text:h>
                                </text:list-item>
                            </text:list>
                        </text:list-item>
                    </text:list>
                    <text:p text:style-name="Standard"/>
                    
                    <text:list xml:id="list_JSONStringify16" text:style-name="List_20_1">
                        
                        <text:list-item>
                            <text:p text:style-name="List_20_1_20_Start">
                                <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